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6.742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put</text:p>
          </table:table-cell>
          <table:table-cell office:value-type="string">
            <text:p>Exception</text:p>
          </table:table-cell>
          <table:table-cell office:value-type="string">
            <text:p>Stack</text:p>
          </table:table-cell>
          <table:table-cell office:value-type="string">
            <text:p>Action</text:p>
          </table:table-cell>
        </table:table-row>
        <table:table-row table:style-name="ro1">
          <table:table-cell office:value-type="string">
            <text:p>&lt;empty&gt;</text:p>
          </table:table-cell>
          <table:table-cell office:value-type="string">
            <text:p>org.antlr.runtime.NoViableAltException</text:p>
          </table:table-cell>
          <table:table-cell office:value-type="string">
            <text:p>[expression]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string">
            <text:p>org.antlr.runtime.NoViableAltException</text:p>
          </table:table-cell>
          <table:table-cell office:value-type="string">
            <text:p>[expression, variableExpression]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$&lt;num&gt;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${</text:p>
          </table:table-cell>
          <table:table-cell office:value-type="string">
            <text:p>org.antlr.runtime.NoViableAltException</text:p>
          </table:table-cell>
          <table:table-cell office:value-type="string">
            <text:p>[expression, variableExpression, group, content]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${&lt;id_unknown&gt;</text:p>
          </table:table-cell>
          <table:table-cell office:value-type="string">
            <text:p>br.com.renatoccosta.renamer.exception.RenamerSemanticException</text:p>
          </table:table-cell>
          <table:table-cell office:value-type="string">
            <text:p>[expression, variableExpression, group, content, expressionContent]</text:p>
          </table:table-cell>
          <table:table-cell office:value-type="string">
            <text:p>Complete Identifier</text:p>
          </table:table-cell>
        </table:table-row>
        <table:table-row table:style-name="ro1">
          <table:table-cell office:value-type="string">
            <text:p>${&lt;id&gt;</text:p>
          </table:table-cell>
          <table:table-cell office:value-type="string">
            <text:p>org.antlr.runtime.MismatchedTokenException</text:p>
          </table:table-cell>
          <table:table-cell office:value-type="string">
            <text:p>[expression, variableExpression, group]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${&lt;id&gt;:</text:p>
          </table:table-cell>
          <table:table-cell office:value-type="string">
            <text:p>org.antlr.runtime.EarlyExitException</text:p>
          </table:table-cell>
          <table:table-cell office:value-type="string">
            <text:p>[expression, variableExpression, group, content, expressionContent, parameters, literal]</text:p>
          </table:table-cell>
          <table:table-cell office:value-type="string">
            <text:p>Complete parameter</text:p>
          </table:table-cell>
        </table:table-row>
        <table:table-row table:style-name="ro1">
          <table:table-cell office:value-type="string">
            <text:p>${&lt;id&gt;:&lt;parm_invalid&gt;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/03/2010</text:date>, <text:time>11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2H48M46S</meta:editing-duration>
    <meta:editing-cycles>7</meta:editing-cycles>
    <meta:generator>BrOffice.org/3.1$Win32 OpenOffice.org_project/310m11$Build-9399</meta:generator>
    <dc:date>2010-03-03T11:10:48.40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